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0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90.34mm" svg:height="115.01mm" svg:x="2.47mm" svg:y="198.95mm">
            <loext:p draw:notify-on-update-of-ranges="Feuille1.A1:Feuille1.A1 Feuille1.A2:Feuille1.A31 Feuille1.B1:Feuille1.B1 Feuille1.B2:Feuille1.B31 Feuille1.C1:Feuille1.C1 Feuille1.C2:Feuille1.C31 Feuille1.D1:Feuille1.D1 Feuille1.D2:Feuille1.D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87mm" svg:height="179.56mm" svg:x="205.18mm" svg:y="6.11mm">
            <loext:p draw:notify-on-update-of-ranges="Feuille1.A1:Feuille1.A1 Feuille1.B1:Feuille1.D1 Feuille1.A2:Feuille1.A2 Feuille1.B2:Feuille1.D2 Feuille1.A3:Feuille1.A3 Feuille1.B3:Feuille1.D3 Feuille1.A4:Feuille1.A4 Feuille1.B4:Feuille1.D4 Feuille1.A5:Feuille1.A5 Feuille1.B5:Feuille1.D5 Feuille1.A6:Feuille1.A6 Feuille1.B6:Feuille1.D6 Feuille1.A7:Feuille1.A7 Feuille1.B7:Feuille1.D7 Feuille1.A8:Feuille1.A8 Feuille1.B8:Feuille1.D8 Feuille1.A9:Feuille1.A9 Feuille1.B9:Feuille1.D9 Feuille1.A10:Feuille1.A10 Feuille1.B10:Feuille1.D10 Feuille1.A11:Feuille1.A11 Feuille1.B11:Feuille1.D11 Feuille1.A12:Feuille1.A12 Feuille1.B12:Feuille1.D12 Feuille1.A13:Feuille1.A13 Feuille1.B13:Feuille1.D13 Feuille1.A14:Feuille1.A14 Feuille1.B14:Feuille1.D14 Feuille1.A15:Feuille1.A15 Feuille1.B15:Feuille1.D15 Feuille1.A16:Feuille1.A16 Feuille1.B16:Feuille1.D16 Feuille1.A17:Feuille1.A17 Feuille1.B17:Feuille1.D17 Feuille1.A18:Feuille1.A18 Feuille1.B18:Feuille1.D18 Feuille1.A19:Feuille1.A19 Feuille1.B19:Feuille1.D19 Feuille1.A20:Feuille1.A20 Feuille1.B20:Feuille1.D20 Feuille1.A21:Feuille1.A21 Feuille1.B21:Feuille1.D21 Feuille1.A22:Feuille1.A22 Feuille1.B22:Feuille1.D22 Feuille1.A23:Feuille1.A23 Feuille1.B23:Feuille1.D23 Feuille1.A24:Feuille1.A24 Feuille1.B24:Feuille1.D24 Feuille1.A25:Feuille1.A25 Feuille1.B25:Feuille1.D25 Feuille1.A26:Feuille1.A26 Feuille1.B26:Feuille1.D26 Feuille1.A27:Feuille1.A27 Feuille1.B27:Feuille1.D27 Feuille1.A28:Feuille1.A28 Feuille1.B28:Feuille1.D28 Feuille1.A29:Feuille1.A29 Feuille1.B29:Feuille1.D29 Feuille1.A30:Feuille1.A30 Feuille1.B30:Feuille1.D30 Feuille1.A31:Feuille1.A31 Feuille1.B31:Feuille1.D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untyped, base</text:p>
          </table:table-cell>
          <table:table-cell office:value-type="string" calcext:value-type="string">
            <text:p>untyped, racket</text:p>
          </table:table-cell>
          <table:table-cell office:value-type="string" calcext:value-type="string">
            <text:p>typed, base</text:p>
          </table:table-cell>
        </table:table-row>
        <table:table-row table:style-name="ro1">
          <table:table-cell office:value-type="string" calcext:value-type="string">
            <text:p>none <text:s text:c="5"/>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phc-toolkit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phc-toolkit/misc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hc-toolkit/require-provide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hc-toolkit/fixnum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hc-toolkit/typed-rackunit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phc-toolkit/typed-rackunit-extensions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phc-toolkit/syntax-parse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phc-toolkit/tmpl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hc-toolkit/threading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hc-toolkit/aliases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hc-toolkit/sequence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hc-toolkit/repeat-stx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hc-toolkit/stx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phc-toolkit/list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hc-toolkit/values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hc-toolkit/ids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phc-toolkit/generate-indices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hc-toolkit/set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hc-toolkit/type-inference-helpers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phc-toolkit/percent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phc-toolkit/not-implemented-yet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hc-toolkit/cond-let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hc-toolkit/multiassoc-syntax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phc-toolkit/tmpl-multiassoc-syntax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hc-toolkit/logn-id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hc-toolkit/compat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hc-toolkit/eval-get-values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phc-toolkit/meta-struct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hc-toolkit/contract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167" calcext:value-type="float">
            <text:p>1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6:25:31.031958522</meta:creation-date>
    <dc:date>2017-04-26T17:50:36.301537784</dc:date>
    <meta:editing-duration>PT1H13M35S</meta:editing-duration>
    <meta:editing-cycles>1</meta:editing-cycles>
    <meta:document-statistic meta:table-count="1" meta:cell-count="123" meta:object-count="2"/>
    <meta:generator>LibreOfficeDev/5.1.5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6" style:family="chart">
      <style:graphic-properties draw:stroke="solid" svg:stroke-color="#b3b3b3" draw:fill="none" draw:fill-color="#e6e6e6"/>
    </style:style>
    <style:style style:name="ch37" style:family="chart">
      <style:graphic-properties svg:stroke-color="#b3b3b3" draw:fill-color="#cccccc"/>
    </style:style>
  </office:automatic-styles>
  <office:body>
    <office:chart>
      <chart:chart svg:width="15.988cm" svg:height="17.957cm" xlink:href=".." xlink:type="simple" chart:class="chart:line" chart:style-name="ch1">
        <chart:legend chart:legend-position="bottom" svg:x="1.502cm" svg:y="10.202cm" style:legend-expansion="wide" chart:style-name="ch2"/>
        <chart:plot-area chart:style-name="ch3" table:cell-range-address="Feuille1.A1:Feuille1.D31" chart:data-source-has-labels="both" svg:x="0.319cm" svg:y="0.359cm" svg:width="15.35cm" svg:height="9.484cm">
          <chartooo:coordinate-region svg:x="1.404cm" svg:y="0.558cm" svg:width="13.364cm" svg:height="8.638cm"/>
          <chart:axis chart:dimension="x" chart:name="primary-x" chart:style-name="ch4" chartooo:axis-type="auto">
            <chartooo:date-scale/>
            <chart:categories table:cell-range-address="Feuille1.B1:Feuille1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D2" chart:label-cell-address="Feuille1.A2:Feuille1.A2" chart:class="chart:line">
            <chart:data-point chart:repeated="3"/>
          </chart:series>
          <chart:series chart:style-name="ch7" chart:values-cell-range-address="Feuille1.B3:Feuille1.D3" chart:label-cell-address="Feuille1.A3:Feuille1.A3" chart:class="chart:line">
            <chart:data-point chart:repeated="3"/>
          </chart:series>
          <chart:series chart:style-name="ch8" chart:values-cell-range-address="Feuille1.B4:Feuille1.D4" chart:label-cell-address="Feuille1.A4:Feuille1.A4" chart:class="chart:line">
            <chart:data-point chart:repeated="3"/>
          </chart:series>
          <chart:series chart:style-name="ch9" chart:values-cell-range-address="Feuille1.B5:Feuille1.D5" chart:label-cell-address="Feuille1.A5:Feuille1.A5" chart:class="chart:line">
            <chart:data-point chart:repeated="3"/>
          </chart:series>
          <chart:series chart:style-name="ch10" chart:values-cell-range-address="Feuille1.B6:Feuille1.D6" chart:label-cell-address="Feuille1.A6:Feuille1.A6" chart:class="chart:line">
            <chart:data-point chart:repeated="3"/>
          </chart:series>
          <chart:series chart:style-name="ch11" chart:values-cell-range-address="Feuille1.B7:Feuille1.D7" chart:label-cell-address="Feuille1.A7:Feuille1.A7" chart:class="chart:line">
            <chart:data-point chart:repeated="3"/>
          </chart:series>
          <chart:series chart:style-name="ch12" chart:values-cell-range-address="Feuille1.B8:Feuille1.D8" chart:label-cell-address="Feuille1.A8:Feuille1.A8" chart:class="chart:line">
            <chart:data-point chart:repeated="3"/>
          </chart:series>
          <chart:series chart:style-name="ch13" chart:values-cell-range-address="Feuille1.B9:Feuille1.D9" chart:label-cell-address="Feuille1.A9:Feuille1.A9" chart:class="chart:line">
            <chart:data-point chart:repeated="3"/>
          </chart:series>
          <chart:series chart:style-name="ch14" chart:values-cell-range-address="Feuille1.B10:Feuille1.D10" chart:label-cell-address="Feuille1.A10:Feuille1.A10" chart:class="chart:line">
            <chart:data-point chart:repeated="3"/>
          </chart:series>
          <chart:series chart:style-name="ch15" chart:values-cell-range-address="Feuille1.B11:Feuille1.D11" chart:label-cell-address="Feuille1.A11:Feuille1.A11" chart:class="chart:line">
            <chart:data-point chart:repeated="3"/>
          </chart:series>
          <chart:series chart:style-name="ch16" chart:values-cell-range-address="Feuille1.B12:Feuille1.D12" chart:label-cell-address="Feuille1.A12:Feuille1.A12" chart:class="chart:line">
            <chart:data-point chart:repeated="3"/>
          </chart:series>
          <chart:series chart:style-name="ch17" chart:values-cell-range-address="Feuille1.B13:Feuille1.D13" chart:label-cell-address="Feuille1.A13:Feuille1.A13" chart:class="chart:line">
            <chart:data-point chart:repeated="3"/>
          </chart:series>
          <chart:series chart:style-name="ch18" chart:values-cell-range-address="Feuille1.B14:Feuille1.D14" chart:label-cell-address="Feuille1.A14:Feuille1.A14" chart:class="chart:line">
            <chart:data-point chart:repeated="3"/>
          </chart:series>
          <chart:series chart:style-name="ch19" chart:values-cell-range-address="Feuille1.B15:Feuille1.D15" chart:label-cell-address="Feuille1.A15:Feuille1.A15" chart:class="chart:line">
            <chart:data-point chart:repeated="3"/>
          </chart:series>
          <chart:series chart:style-name="ch20" chart:values-cell-range-address="Feuille1.B16:Feuille1.D16" chart:label-cell-address="Feuille1.A16:Feuille1.A16" chart:class="chart:line">
            <chart:data-point chart:repeated="3"/>
          </chart:series>
          <chart:series chart:style-name="ch21" chart:values-cell-range-address="Feuille1.B17:Feuille1.D17" chart:label-cell-address="Feuille1.A17:Feuille1.A17" chart:class="chart:line">
            <chart:data-point chart:repeated="3"/>
          </chart:series>
          <chart:series chart:style-name="ch22" chart:values-cell-range-address="Feuille1.B18:Feuille1.D18" chart:label-cell-address="Feuille1.A18:Feuille1.A18" chart:class="chart:line">
            <chart:data-point chart:repeated="3"/>
          </chart:series>
          <chart:series chart:style-name="ch23" chart:values-cell-range-address="Feuille1.B19:Feuille1.D19" chart:label-cell-address="Feuille1.A19:Feuille1.A19" chart:class="chart:line">
            <chart:data-point chart:repeated="3"/>
          </chart:series>
          <chart:series chart:style-name="ch24" chart:values-cell-range-address="Feuille1.B20:Feuille1.D20" chart:label-cell-address="Feuille1.A20:Feuille1.A20" chart:class="chart:line">
            <chart:data-point chart:repeated="3"/>
          </chart:series>
          <chart:series chart:style-name="ch25" chart:values-cell-range-address="Feuille1.B21:Feuille1.D21" chart:label-cell-address="Feuille1.A21:Feuille1.A21" chart:class="chart:line">
            <chart:data-point chart:repeated="3"/>
          </chart:series>
          <chart:series chart:style-name="ch26" chart:values-cell-range-address="Feuille1.B22:Feuille1.D22" chart:label-cell-address="Feuille1.A22:Feuille1.A22" chart:class="chart:line">
            <chart:data-point chart:repeated="3"/>
          </chart:series>
          <chart:series chart:style-name="ch27" chart:values-cell-range-address="Feuille1.B23:Feuille1.D23" chart:label-cell-address="Feuille1.A23:Feuille1.A23" chart:class="chart:line">
            <chart:data-point chart:repeated="3"/>
          </chart:series>
          <chart:series chart:style-name="ch28" chart:values-cell-range-address="Feuille1.B24:Feuille1.D24" chart:label-cell-address="Feuille1.A24:Feuille1.A24" chart:class="chart:line">
            <chart:data-point chart:repeated="3"/>
          </chart:series>
          <chart:series chart:style-name="ch29" chart:values-cell-range-address="Feuille1.B25:Feuille1.D25" chart:label-cell-address="Feuille1.A25:Feuille1.A25" chart:class="chart:line">
            <chart:data-point chart:repeated="3"/>
          </chart:series>
          <chart:series chart:style-name="ch30" chart:values-cell-range-address="Feuille1.B26:Feuille1.D26" chart:label-cell-address="Feuille1.A26:Feuille1.A26" chart:class="chart:line">
            <chart:data-point chart:repeated="3"/>
          </chart:series>
          <chart:series chart:style-name="ch31" chart:values-cell-range-address="Feuille1.B27:Feuille1.D27" chart:label-cell-address="Feuille1.A27:Feuille1.A27" chart:class="chart:line">
            <chart:data-point chart:repeated="3"/>
          </chart:series>
          <chart:series chart:style-name="ch32" chart:values-cell-range-address="Feuille1.B28:Feuille1.D28" chart:label-cell-address="Feuille1.A28:Feuille1.A28" chart:class="chart:line">
            <chart:data-point chart:repeated="3"/>
          </chart:series>
          <chart:series chart:style-name="ch33" chart:values-cell-range-address="Feuille1.B29:Feuille1.D29" chart:label-cell-address="Feuille1.A29:Feuille1.A29" chart:class="chart:line">
            <chart:data-point chart:repeated="3"/>
          </chart:series>
          <chart:series chart:style-name="ch34" chart:values-cell-range-address="Feuille1.B30:Feuille1.D30" chart:label-cell-address="Feuille1.A30:Feuille1.A30" chart:class="chart:line">
            <chart:data-point chart:repeated="3"/>
          </chart:series>
          <chart:series chart:style-name="ch35" chart:values-cell-range-address="Feuille1.B31:Feuille1.D31" chart:label-cell-address="Feuille1.A31:Feuille1.A31" chart:class="chart:line">
            <chart:data-point chart:repeated="3"/>
          </chart:series>
          <chart:wall chart:style-name="ch36"/>
          <chart:floor chart:style-name="ch3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typed, base</text:p>
                <draw:g>
                  <svg:desc>Feuille1.B1:Feuille1.D1</svg:desc>
                </draw:g>
              </table:table-cell>
              <table:table-cell office:value-type="string">
                <text:p>untyped, racket</text:p>
              </table:table-cell>
              <table:table-cell office:value-type="string">
                <text:p>typed, base</text:p>
              </table:table-cell>
            </table:table-row>
          </table:table-header-rows>
          <table:table-rows>
            <table:table-row>
              <table:table-cell office:value-type="string">
                <text:p>none      </text:p>
                <draw:g>
                  <svg:desc>Feuille1.A2:Feuille1.A2</svg:desc>
                </draw:g>
              </table:table-cell>
              <table:table-cell office:value-type="float" office:value="36">
                <text:p>36</text:p>
                <draw:g>
                  <svg:desc>Feuille1.B2:Feuille1.D2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phc-toolkit</text:p>
                <draw:g>
                  <svg:desc>Feuille1.A3:Feuille1.A3</svg:desc>
                </draw:g>
              </table:table-cell>
              <table:table-cell office:value-type="float" office:value="140">
                <text:p>140</text:p>
                <draw:g>
                  <svg:desc>Feuille1.B3:Feuille1.D3</svg:desc>
                </draw:g>
              </table:table-cell>
              <table:table-cell office:value-type="float" office:value="143">
                <text:p>14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phc-toolkit/misc</text:p>
                <draw:g>
                  <svg:desc>Feuille1.A4:Feuille1.A4</svg:desc>
                </draw:g>
              </table:table-cell>
              <table:table-cell office:value-type="float" office:value="83">
                <text:p>83</text:p>
                <draw:g>
                  <svg:desc>Feuille1.B4:Feuille1.D4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phc-toolkit/require-provide</text:p>
                <draw:g>
                  <svg:desc>Feuille1.A5:Feuille1.A5</svg:desc>
                </draw:g>
              </table:table-cell>
              <table:table-cell office:value-type="float" office:value="83">
                <text:p>83</text:p>
                <draw:g>
                  <svg:desc>Feuille1.B5:Feuille1.D5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phc-toolkit/fixnum</text:p>
                <draw:g>
                  <svg:desc>Feuille1.A6:Feuille1.A6</svg:desc>
                </draw:g>
              </table:table-cell>
              <table:table-cell office:value-type="float" office:value="81">
                <text:p>81</text:p>
                <draw:g>
                  <svg:desc>Feuille1.B6:Feuille1.D6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phc-toolkit/typed-rackunit</text:p>
                <draw:g>
                  <svg:desc>Feuille1.A7:Feuille1.A7</svg:desc>
                </draw:g>
              </table:table-cell>
              <table:table-cell office:value-type="float" office:value="126">
                <text:p>126</text:p>
                <draw:g>
                  <svg:desc>Feuille1.B7:Feuille1.D7</svg:desc>
                </draw:g>
              </table:table-cell>
              <table:table-cell office:value-type="float" office:value="126">
                <text:p>12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phc-toolkit/typed-rackunit-extensions</text:p>
                <draw:g>
                  <svg:desc>Feuille1.A8:Feuille1.A8</svg:desc>
                </draw:g>
              </table:table-cell>
              <table:table-cell office:value-type="float" office:value="129">
                <text:p>129</text:p>
                <draw:g>
                  <svg:desc>Feuille1.B8:Feuille1.D8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phc-toolkit/syntax-parse</text:p>
                <draw:g>
                  <svg:desc>Feuille1.A9:Feuille1.A9</svg:desc>
                </draw:g>
              </table:table-cell>
              <table:table-cell office:value-type="float" office:value="84">
                <text:p>84</text:p>
                <draw:g>
                  <svg:desc>Feuille1.B9:Feuille1.D9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phc-toolkit/tmpl</text:p>
                <draw:g>
                  <svg:desc>Feuille1.A10:Feuille1.A10</svg:desc>
                </draw:g>
              </table:table-cell>
              <table:table-cell office:value-type="float" office:value="81">
                <text:p>81</text:p>
                <draw:g>
                  <svg:desc>Feuille1.B10:Feuille1.D10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phc-toolkit/threading</text:p>
                <draw:g>
                  <svg:desc>Feuille1.A11:Feuille1.A11</svg:desc>
                </draw:g>
              </table:table-cell>
              <table:table-cell office:value-type="float" office:value="81">
                <text:p>81</text:p>
                <draw:g>
                  <svg:desc>Feuille1.B11:Feuille1.D11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phc-toolkit/aliases</text:p>
                <draw:g>
                  <svg:desc>Feuille1.A12:Feuille1.A12</svg:desc>
                </draw:g>
              </table:table-cell>
              <table:table-cell office:value-type="float" office:value="82">
                <text:p>82</text:p>
                <draw:g>
                  <svg:desc>Feuille1.B12:Feuille1.D12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phc-toolkit/sequence</text:p>
                <draw:g>
                  <svg:desc>Feuille1.A13:Feuille1.A13</svg:desc>
                </draw:g>
              </table:table-cell>
              <table:table-cell office:value-type="float" office:value="83">
                <text:p>83</text:p>
                <draw:g>
                  <svg:desc>Feuille1.B13:Feuille1.D13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phc-toolkit/repeat-stx</text:p>
                <draw:g>
                  <svg:desc>Feuille1.A14:Feuille1.A14</svg:desc>
                </draw:g>
              </table:table-cell>
              <table:table-cell office:value-type="float" office:value="81">
                <text:p>81</text:p>
                <draw:g>
                  <svg:desc>Feuille1.B14:Feuille1.D14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phc-toolkit/stx</text:p>
                <draw:g>
                  <svg:desc>Feuille1.A15:Feuille1.A15</svg:desc>
                </draw:g>
              </table:table-cell>
              <table:table-cell office:value-type="float" office:value="83">
                <text:p>83</text:p>
                <draw:g>
                  <svg:desc>Feuille1.B15:Feuille1.D15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phc-toolkit/list</text:p>
                <draw:g>
                  <svg:desc>Feuille1.A16:Feuille1.A16</svg:desc>
                </draw:g>
              </table:table-cell>
              <table:table-cell office:value-type="float" office:value="81">
                <text:p>81</text:p>
                <draw:g>
                  <svg:desc>Feuille1.B16:Feuille1.D16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phc-toolkit/values</text:p>
                <draw:g>
                  <svg:desc>Feuille1.A17:Feuille1.A17</svg:desc>
                </draw:g>
              </table:table-cell>
              <table:table-cell office:value-type="float" office:value="82">
                <text:p>82</text:p>
                <draw:g>
                  <svg:desc>Feuille1.B17:Feuille1.D17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phc-toolkit/ids</text:p>
                <draw:g>
                  <svg:desc>Feuille1.A18:Feuille1.A18</svg:desc>
                </draw:g>
              </table:table-cell>
              <table:table-cell office:value-type="float" office:value="103">
                <text:p>103</text:p>
                <draw:g>
                  <svg:desc>Feuille1.B18:Feuille1.D18</svg:desc>
                </draw:g>
              </table:table-cell>
              <table:table-cell office:value-type="float" office:value="103">
                <text:p>10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phc-toolkit/generate-indices</text:p>
                <draw:g>
                  <svg:desc>Feuille1.A19:Feuille1.A19</svg:desc>
                </draw:g>
              </table:table-cell>
              <table:table-cell office:value-type="float" office:value="82">
                <text:p>82</text:p>
                <draw:g>
                  <svg:desc>Feuille1.B19:Feuille1.D19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phc-toolkit/set</text:p>
                <draw:g>
                  <svg:desc>Feuille1.A20:Feuille1.A20</svg:desc>
                </draw:g>
              </table:table-cell>
              <table:table-cell office:value-type="float" office:value="81">
                <text:p>81</text:p>
                <draw:g>
                  <svg:desc>Feuille1.B20:Feuille1.D20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phc-toolkit/type-inference-helpers</text:p>
                <draw:g>
                  <svg:desc>Feuille1.A21:Feuille1.A21</svg:desc>
                </draw:g>
              </table:table-cell>
              <table:table-cell office:value-type="float" office:value="112">
                <text:p>112</text:p>
                <draw:g>
                  <svg:desc>Feuille1.B21:Feuille1.D21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phc-toolkit/percent</text:p>
                <draw:g>
                  <svg:desc>Feuille1.A22:Feuille1.A22</svg:desc>
                </draw:g>
              </table:table-cell>
              <table:table-cell office:value-type="float" office:value="84">
                <text:p>84</text:p>
                <draw:g>
                  <svg:desc>Feuille1.B22:Feuille1.D22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phc-toolkit/not-implemented-yet</text:p>
                <draw:g>
                  <svg:desc>Feuille1.A23:Feuille1.A23</svg:desc>
                </draw:g>
              </table:table-cell>
              <table:table-cell office:value-type="float" office:value="82">
                <text:p>82</text:p>
                <draw:g>
                  <svg:desc>Feuille1.B23:Feuille1.D23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phc-toolkit/cond-let</text:p>
                <draw:g>
                  <svg:desc>Feuille1.A24:Feuille1.A24</svg:desc>
                </draw:g>
              </table:table-cell>
              <table:table-cell office:value-type="float" office:value="82">
                <text:p>82</text:p>
                <draw:g>
                  <svg:desc>Feuille1.B24:Feuille1.D24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phc-toolkit/multiassoc-syntax</text:p>
                <draw:g>
                  <svg:desc>Feuille1.A25:Feuille1.A25</svg:desc>
                </draw:g>
              </table:table-cell>
              <table:table-cell office:value-type="float" office:value="83">
                <text:p>83</text:p>
                <draw:g>
                  <svg:desc>Feuille1.B25:Feuille1.D25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phc-toolkit/tmpl-multiassoc-syntax</text:p>
                <draw:g>
                  <svg:desc>Feuille1.A26:Feuille1.A26</svg:desc>
                </draw:g>
              </table:table-cell>
              <table:table-cell office:value-type="float" office:value="82">
                <text:p>82</text:p>
                <draw:g>
                  <svg:desc>Feuille1.B26:Feuille1.D26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phc-toolkit/logn-id</text:p>
                <draw:g>
                  <svg:desc>Feuille1.A27:Feuille1.A27</svg:desc>
                </draw:g>
              </table:table-cell>
              <table:table-cell office:value-type="float" office:value="81">
                <text:p>81</text:p>
                <draw:g>
                  <svg:desc>Feuille1.B27:Feuille1.D27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phc-toolkit/compat</text:p>
                <draw:g>
                  <svg:desc>Feuille1.A28:Feuille1.A28</svg:desc>
                </draw:g>
              </table:table-cell>
              <table:table-cell office:value-type="float" office:value="80">
                <text:p>80</text:p>
                <draw:g>
                  <svg:desc>Feuille1.B28:Feuille1.D28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phc-toolkit/eval-get-values</text:p>
                <draw:g>
                  <svg:desc>Feuille1.A29:Feuille1.A29</svg:desc>
                </draw:g>
              </table:table-cell>
              <table:table-cell office:value-type="float" office:value="83">
                <text:p>83</text:p>
                <draw:g>
                  <svg:desc>Feuille1.B29:Feuille1.D29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phc-toolkit/meta-struct</text:p>
                <draw:g>
                  <svg:desc>Feuille1.A30:Feuille1.A30</svg:desc>
                </draw:g>
              </table:table-cell>
              <table:table-cell office:value-type="float" office:value="81">
                <text:p>81</text:p>
                <draw:g>
                  <svg:desc>Feuille1.B30:Feuille1.D30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phc-toolkit/contract</text:p>
                <draw:g>
                  <svg:desc>Feuille1.A31:Feuille1.A31</svg:desc>
                </draw:g>
              </table:table-cell>
              <table:table-cell office:value-type="float" office:value="83">
                <text:p>83</text:p>
                <draw:g>
                  <svg:desc>Feuille1.B31:Feuille1.D31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67">
                <text:p>1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diamond" chart:symbol-width="0.25cm" chart:symbol-height="0.25cm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035cm" svg:height="11.502cm" xlink:href=".." xlink:type="simple" chart:class="chart:line" chart:style-name="ch1">
        <chart:legend chart:legend-position="end" svg:x="25.31cm" svg:y="4.954cm" style:legend-expansion="high" chart:style-name="ch2"/>
        <chart:plot-area chart:style-name="ch3" table:cell-range-address="Feuille1.A1:Feuille1.D31" chart:data-source-has-labels="both" svg:x="0.634cm" svg:y="-0.076cm" svg:width="24.149cm" svg:height="11.042cm">
          <chartooo:coordinate-region svg:x="1.748cm" svg:y="0.124cm" svg:width="22.894cm" svg:height="6.326cm"/>
          <chart:axis chart:dimension="x" chart:name="primary-x" chart:style-name="ch4" chartooo:axis-type="auto">
            <chartooo:date-scale/>
            <chart:categories table:cell-range-address="Feuille1.A2:Feuille1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31" chart:label-cell-address="Feuille1.B1:Feuille1.B1" chart:class="chart:line">
            <chart:data-point chart:repeated="30"/>
          </chart:series>
          <chart:series chart:style-name="ch7" chart:values-cell-range-address="Feuille1.C2:Feuille1.C31" chart:label-cell-address="Feuille1.C1:Feuille1.C1" chart:class="chart:line">
            <chart:data-point chart:repeated="5"/>
            <chart:data-point chart:style-name="ch8"/>
            <chart:data-point chart:repeated="24"/>
          </chart:series>
          <chart:series chart:style-name="ch9" chart:values-cell-range-address="Feuille1.D2:Feuille1.D31" chart:label-cell-address="Feuille1.D1:Feuille1.D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typed, base</text:p>
                <draw:g>
                  <svg:desc>Feuille1.B1:Feuille1.B1</svg:desc>
                </draw:g>
              </table:table-cell>
              <table:table-cell office:value-type="string">
                <text:p>untyped, racket</text:p>
                <draw:g>
                  <svg:desc>Feuille1.C1:Feuille1.C1</svg:desc>
                </draw:g>
              </table:table-cell>
              <table:table-cell office:value-type="string">
                <text:p>typed, base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      </text:p>
                <draw:g>
                  <svg:desc>Feuille1.A2:Feuille1.A31</svg:desc>
                </draw:g>
              </table:table-cell>
              <table:table-cell office:value-type="float" office:value="36">
                <text:p>36</text:p>
                <draw:g>
                  <svg:desc>Feuille1.B2:Feuille1.B31</svg:desc>
                </draw:g>
              </table:table-cell>
              <table:table-cell office:value-type="float" office:value="55">
                <text:p>55</text:p>
                <draw:g>
                  <svg:desc>Feuille1.C2:Feuille1.C31</svg:desc>
                </draw:g>
              </table:table-cell>
              <table:table-cell office:value-type="float" office:value="153">
                <text:p>153</text:p>
                <draw:g>
                  <svg:desc>Feuille1.D2:Feuille1.D31</svg:desc>
                </draw:g>
              </table:table-cell>
            </table:table-row>
            <table:table-row>
              <table:table-cell office:value-type="string">
                <text:p>phc-toolkit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phc-toolkit/misc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phc-toolkit/require-provide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phc-toolkit/fixnum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phc-toolkit/typed-rackunit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phc-toolkit/typed-rackunit-extensions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phc-toolkit/syntax-parse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phc-toolkit/tmpl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phc-toolkit/threading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phc-toolkit/aliases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phc-toolkit/sequence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phc-toolkit/repeat-stx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phc-toolkit/stx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phc-toolkit/list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phc-toolkit/values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phc-toolkit/ids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phc-toolkit/generate-indices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phc-toolkit/set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phc-toolkit/type-inference-helpers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phc-toolkit/percent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phc-toolkit/not-implemented-yet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phc-toolkit/cond-let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phc-toolkit/multiassoc-syntax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phc-toolkit/tmpl-multiassoc-syntax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phc-toolkit/logn-id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phc-toolkit/compat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phc-toolkit/eval-get-values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phc-toolkit/meta-struct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phc-toolkit/contract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67">
                <text:p>1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5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